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schreibung der Demokratischen Allianz:</text:p>
      <text:p text:style-name="P1"/>
      <text:p text:style-name="Standard">Die Demokratische Allianz möchte ihr Gebiet erweitern u. hat deshalb damals die kolonistation dieses Systems angeordnet. Diese Besiedlung lief schief u. seitdem versuchen Sie es wieder einzugliedern. Die Regierung besteht aus überwiegend gewählten Offizieren, da in den übrigen Gebieten Unruhen herschen u. das System durch die schnelle Ausbreitung auseinander zu driften droht. In diesem Gebiet kann man sich als mind. Flottenkoordiantor zur Wahlstellen u. es verwalten / Unterstützung anfordern / Freie Völker wieder eingliedern. Im Weg stehen dabei die Jünger Gottes u. Piraten.</text:p>
      <text:p text:style-name="Standard"/>
      <text:p text:style-name="P2">Karrierestufen:</text:p>
      <text:p text:style-name="Standard"><text:tab/></text:p>
      <text:p text:style-name="Standard"><text:tab/>0-20 → Jagdpilotausbildung / Frachtpilot</text:p>
      <text:p text:style-name="Standard"><text:tab/>20-35 → Jagdpilot / Raketenschiff</text:p>
      <text:p text:style-name="Standard"><text:tab/>35-50 → Staffelführer</text:p>
      <text:p text:style-name="Standard"><text:tab/>50-70 → Flottenkoordinator / Spionausbildung</text:p>
      <text:p text:style-name="Standard"><text:tab/>70-85 → Spion / Attentäter</text:p>
      <text:p text:style-name="Standard"><text:tab/>85- 90 → Battlestarführer</text:p>
      <text:p text:style-name="Standard"><text:tab/>90-100 → General ( die gesamte Flotte steht unter dein Komm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S</meta:editing-duration>
    <meta:editing-cycles>3</meta:editing-cycles>
    <meta:generator>OpenOffice/4.1.5$Win32 OpenOffice.org_project/415m1$Build-9789</meta:generator>
    <dc:date>2019-11-08T13:40:20.76</dc:date>
    <meta:document-statistic meta:table-count="0" meta:image-count="0" meta:object-count="0" meta:page-count="1" meta:paragraph-count="11" meta:word-count="126" meta:character-count="897"/>
    <meta:user-defined meta:name="Info 1"/>
    <meta:user-defined meta:name="Info 2"/>
    <meta:user-defined meta:name="Info 3"/>
    <meta:user-defined meta:name="Info 4"/>
  </office:meta>
</office:document-meta>
</file>